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4.70958333333333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_persona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apellido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corre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ipo_persona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Diaz</text:p>
          </table:table-cell>
          <table:table-cell office:value-type="float" office:value="3115269851" table:style-name="ce3">
            <text:p>3115269851</text:p>
          </table:table-cell>
          <table:table-cell office:value-type="string" table:style-name="ce1">
            <text:p>danield15@gmail.com</text:p>
          </table:table-cell>
          <table:table-cell office:value-type="string" table:style-name="ce2">
            <text:p>Avenida caracas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Isa</text:p>
          </table:table-cell>
          <table:table-cell office:value-type="string" table:style-name="ce3">
            <text:p>Vidal</text:p>
          </table:table-cell>
          <table:table-cell office:value-type="float" office:value="3132657488" table:style-name="ce3">
            <text:p>3132657488</text:p>
          </table:table-cell>
          <table:table-cell office:value-type="string" table:style-name="ce1">
            <text:p>isvidal@gmail.com</text:p>
          </table:table-cell>
          <table:table-cell office:value-type="string" table:style-name="ce2">
            <text:p>Ciudadela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Rachel</text:p>
          </table:table-cell>
          <table:table-cell office:value-type="string" table:style-name="ce3">
            <text:p>Morgan</text:p>
          </table:table-cell>
          <table:table-cell office:value-type="float" office:value="3225698652" table:style-name="ce3">
            <text:p>3225698652</text:p>
          </table:table-cell>
          <table:table-cell office:value-type="string" table:style-name="ce1">
            <text:p>morganjr@gmail.com</text:p>
          </table:table-cell>
          <table:table-cell office:value-type="string" table:style-name="ce3">
            <text:p>Torres del parque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Stefan<text:s/></text:p>
          </table:table-cell>
          <table:table-cell office:value-type="string" table:style-name="ce3">
            <text:p>Millan</text:p>
          </table:table-cell>
          <table:table-cell office:value-type="float" office:value="3205648756" table:style-name="ce3">
            <text:p>3205648756</text:p>
          </table:table-cell>
          <table:table-cell office:value-type="string" table:style-name="ce1">
            <text:p>smillan00@gmail.com</text:p>
          </table:table-cell>
          <table:table-cell office:value-type="string" table:style-name="ce2">
            <text:p>La Libertad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Damon</text:p>
          </table:table-cell>
          <table:table-cell office:value-type="string" table:style-name="ce3">
            <text:p>Black</text:p>
          </table:table-cell>
          <table:table-cell office:value-type="float" office:value="3185236975" table:style-name="ce3">
            <text:p>3185236975</text:p>
          </table:table-cell>
          <table:table-cell office:value-type="string" table:style-name="ce1">
            <text:p>blacld66@gmail.com</text:p>
          </table:table-cell>
          <table:table-cell office:value-type="string" table:style-name="ce3">
            <text:p>Ciudad Verde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Maria</text:p>
          </table:table-cell>
          <table:table-cell office:value-type="string" table:style-name="ce3">
            <text:p>Torres</text:p>
          </table:table-cell>
          <table:table-cell office:value-type="float" office:value="3237569428" table:style-name="ce3">
            <text:p>3237569428</text:p>
          </table:table-cell>
          <table:table-cell office:value-type="string" table:style-name="ce1">
            <text:p>torresma@gmail.com</text:p>
          </table:table-cell>
          <table:table-cell office:value-type="string" table:style-name="ce2">
            <text:p>La Libertad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Hernan</text:p>
          </table:table-cell>
          <table:table-cell office:value-type="string" table:style-name="ce3">
            <text:p>Lopez</text:p>
          </table:table-cell>
          <table:table-cell office:value-type="float" office:value="3125236849" table:style-name="ce3">
            <text:p>3125236849</text:p>
          </table:table-cell>
          <table:table-cell office:value-type="string" table:style-name="ce1">
            <text:p>lopezhernan01@gmail.com</text:p>
          </table:table-cell>
          <table:table-cell office:value-type="string" table:style-name="ce2">
            <text:p>Banderas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Patrick</text:p>
          </table:table-cell>
          <table:table-cell office:value-type="string" table:style-name="ce3">
            <text:p>Minova</text:p>
          </table:table-cell>
          <table:table-cell office:value-type="float" office:value="3215236951" table:style-name="ce3">
            <text:p>3215236951</text:p>
          </table:table-cell>
          <table:table-cell office:value-type="string" table:style-name="ce1">
            <text:p>pmuc@gmail.com</text:p>
          </table:table-cell>
          <table:table-cell office:value-type="string" table:style-name="ce3">
            <text:p>Casa blanca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Aiden</text:p>
          </table:table-cell>
          <table:table-cell office:value-type="string" table:style-name="ce3">
            <text:p>Pride<text:s/></text:p>
          </table:table-cell>
          <table:table-cell office:value-type="float" office:value="3132469586" table:style-name="ce3">
            <text:p>3132469586</text:p>
          </table:table-cell>
          <table:table-cell office:value-type="string" table:style-name="ce1">
            <text:p>pridea0@gmail.com</text:p>
          </table:table-cell>
          <table:table-cell office:value-type="string" table:style-name="ce3">
            <text:p>Restrepo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Bratt</text:p>
          </table:table-cell>
          <table:table-cell office:value-type="string" table:style-name="ce3">
            <text:p>Ospina</text:p>
          </table:table-cell>
          <table:table-cell office:value-type="float" office:value="3052636985" table:style-name="ce3">
            <text:p>3052636985</text:p>
          </table:table-cell>
          <table:table-cell office:value-type="string" table:style-name="ce1">
            <text:p>obrattc@gmail.com</text:p>
          </table:table-cell>
          <table:table-cell office:value-type="string" table:style-name="ce3">
            <text:p>Ciudadela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Carol</text:p>
          </table:table-cell>
          <table:table-cell office:value-type="string" table:style-name="ce3">
            <text:p>Holden</text:p>
          </table:table-cell>
          <table:table-cell office:value-type="float" office:value="3104596823" table:style-name="ce3">
            <text:p>3104596823</text:p>
          </table:table-cell>
          <table:table-cell office:value-type="string" table:style-name="ce1">
            <text:p>hcarol@gmail.com</text:p>
          </table:table-cell>
          <table:table-cell office:value-type="string" table:style-name="ce2">
            <text:p>Chapinero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Johan<text:s/></text:p>
          </table:table-cell>
          <table:table-cell office:value-type="string" table:style-name="ce3">
            <text:p>Guzman</text:p>
          </table:table-cell>
          <table:table-cell office:value-type="float" office:value="3047896351" table:style-name="ce3">
            <text:p>3047896351</text:p>
          </table:table-cell>
          <table:table-cell office:value-type="string" table:style-name="ce1">
            <text:p>johguzman22@gmail.com</text:p>
          </table:table-cell>
          <table:table-cell office:value-type="string" table:style-name="ce2">
            <text:p>Banderas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Rick</text:p>
          </table:table-cell>
          <table:table-cell office:value-type="string" table:style-name="ce3">
            <text:p>Parra</text:p>
          </table:table-cell>
          <table:table-cell office:value-type="float" office:value="3045986325" table:style-name="ce3">
            <text:p>3045986325</text:p>
          </table:table-cell>
          <table:table-cell office:value-type="string" table:style-name="ce1">
            <text:p>rickmo@gmail.com</text:p>
          </table:table-cell>
          <table:table-cell office:value-type="string" table:style-name="ce3">
            <text:p>Ciudad Verde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Sofia</text:p>
          </table:table-cell>
          <table:table-cell office:value-type="string" table:style-name="ce3">
            <text:p>Carrascal</text:p>
          </table:table-cell>
          <table:table-cell office:value-type="float" office:value="3265987456" table:style-name="ce3">
            <text:p>3265987456</text:p>
          </table:table-cell>
          <table:table-cell office:value-type="string" table:style-name="ce1">
            <text:p>sofiacarrascal1@gmail.com</text:p>
          </table:table-cell>
          <table:table-cell office:value-type="string" table:style-name="ce3">
            <text:p>Casa blanca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Fernanda</text:p>
          </table:table-cell>
          <table:table-cell office:value-type="string" table:style-name="ce3">
            <text:p>Aguilar</text:p>
          </table:table-cell>
          <table:table-cell office:value-type="float" office:value="3221564786" table:style-name="ce3">
            <text:p>3221564786</text:p>
          </table:table-cell>
          <table:table-cell office:value-type="string" table:style-name="ce1">
            <text:p>feraguilar13@gmail.com</text:p>
          </table:table-cell>
          <table:table-cell office:value-type="string" table:style-name="ce2">
            <text:p>Leon XIII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Kaden</text:p>
          </table:table-cell>
          <table:table-cell office:value-type="string" table:style-name="ce3">
            <text:p>Latorre</text:p>
          </table:table-cell>
          <table:table-cell office:value-type="float" office:value="3221564789" table:style-name="ce3">
            <text:p>3221564789</text:p>
          </table:table-cell>
          <table:table-cell office:value-type="string" table:style-name="ce1">
            <text:p>kaden22@gmail.com</text:p>
          </table:table-cell>
          <table:table-cell office:value-type="string" table:style-name="ce2">
            <text:p>Socorro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Adam</text:p>
          </table:table-cell>
          <table:table-cell office:value-type="string" table:style-name="ce3">
            <text:p>Hale</text:p>
          </table:table-cell>
          <table:table-cell office:value-type="float" office:value="3047896523" table:style-name="ce3">
            <text:p>3047896523</text:p>
          </table:table-cell>
          <table:table-cell office:value-type="string" table:style-name="ce1">
            <text:p>adhale@gmail.com</text:p>
          </table:table-cell>
          <table:table-cell office:value-type="string" table:style-name="ce2">
            <text:p>Las Americas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Damian</text:p>
          </table:table-cell>
          <table:table-cell office:value-type="string" table:style-name="ce3">
            <text:p>Poe</text:p>
          </table:table-cell>
          <table:table-cell office:value-type="float" office:value="3126985632" table:style-name="ce3">
            <text:p>3126985632</text:p>
          </table:table-cell>
          <table:table-cell office:value-type="string" table:style-name="ce1">
            <text:p>poedam@gmail.com</text:p>
          </table:table-cell>
          <table:table-cell office:value-type="string" table:style-name="ce2">
            <text:p>Banderas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Poe</text:p>
          </table:table-cell>
          <table:table-cell office:value-type="string" table:style-name="ce3">
            <text:p>Verne</text:p>
          </table:table-cell>
          <table:table-cell office:value-type="float" office:value="3245968538" table:style-name="ce3">
            <text:p>3245968538</text:p>
          </table:table-cell>
          <table:table-cell office:value-type="string" table:style-name="ce1">
            <text:p>poeverne@gmail.com</text:p>
          </table:table-cell>
          <table:table-cell office:value-type="string" table:style-name="ce2">
            <text:p>Casa blanca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Liz</text:p>
          </table:table-cell>
          <table:table-cell office:value-type="string" table:style-name="ce3">
            <text:p>Fox</text:p>
          </table:table-cell>
          <table:table-cell office:value-type="float" office:value="3265984563" table:style-name="ce3">
            <text:p>3265984563</text:p>
          </table:table-cell>
          <table:table-cell office:value-type="string" table:style-name="ce1">
            <text:p>foxl623@gmail.com</text:p>
          </table:table-cell>
          <table:table-cell office:value-type="string" table:style-name="ce2">
            <text:p>Chapinero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Colin</text:p>
          </table:table-cell>
          <table:table-cell office:value-type="string" table:style-name="ce3">
            <text:p>Miller</text:p>
          </table:table-cell>
          <table:table-cell office:value-type="float" office:value="3125987465" table:style-name="ce3">
            <text:p>3125987465</text:p>
          </table:table-cell>
          <table:table-cell office:value-type="string" table:style-name="ce1">
            <text:p>colin@gmail.com</text:p>
          </table:table-cell>
          <table:table-cell office:value-type="string" table:style-name="ce2">
            <text:p>Rosales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Derek</text:p>
          </table:table-cell>
          <table:table-cell office:value-type="string" table:style-name="ce3">
            <text:p>Cooper</text:p>
          </table:table-cell>
          <table:table-cell office:value-type="float" office:value="3278965689" table:style-name="ce3">
            <text:p>3278965689</text:p>
          </table:table-cell>
          <table:table-cell office:value-type="string" table:style-name="ce1">
            <text:p>cooperder@gmail.com</text:p>
          </table:table-cell>
          <table:table-cell office:value-type="string" table:style-name="ce2">
            <text:p>Avenida caracas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Sebastian</text:p>
          </table:table-cell>
          <table:table-cell office:value-type="string" table:style-name="ce3">
            <text:p>Rojas</text:p>
          </table:table-cell>
          <table:table-cell office:value-type="float" office:value="3124785698" table:style-name="ce3">
            <text:p>3124785698</text:p>
          </table:table-cell>
          <table:table-cell office:value-type="string" table:style-name="ce1">
            <text:p>rojass@gmail.com</text:p>
          </table:table-cell>
          <table:table-cell office:value-type="string" table:style-name="ce2">
            <text:p>Ciudadela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17:43Z</meta:creation-date>
    <dc:date>2021-06-22T03:19:42Z</dc:date>
  </office:meta>
</office:document-meta>
</file>